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595c2" officeooo:paragraph-rsid="000595c2"/>
    </style:style>
    <style:style style:name="P2" style:family="paragraph" style:parent-style-name="Standard">
      <style:text-properties officeooo:rsid="000595c2" officeooo:paragraph-rsid="0006b6ba"/>
    </style:style>
    <style:style style:name="P3" style:family="paragraph" style:parent-style-name="Standard">
      <style:text-properties officeooo:paragraph-rsid="0006b6ba"/>
    </style:style>
    <style:style style:name="P4" style:family="paragraph" style:parent-style-name="Standard">
      <style:text-properties officeooo:rsid="0006b6ba" officeooo:paragraph-rsid="0006b6ba"/>
    </style:style>
    <style:style style:name="T1" style:family="text">
      <style:text-properties officeooo:rsid="0006b6ba"/>
    </style:style>
    <style:style style:name="T2" style:family="text">
      <style:text-properties officeooo:rsid="0007cefc"/>
    </style:style>
    <style:style style:name="T3" style:family="text">
      <style:text-properties officeooo:rsid="00090976"/>
    </style:style>
    <style:style style:name="T4" style:family="text">
      <style:text-properties officeooo:rsid="000a9c0d"/>
    </style:style>
    <style:style style:name="T5" style:family="text">
      <style:text-properties officeooo:rsid="000c6e23"/>
    </style:style>
    <style:style style:name="T6" style:family="text">
      <style:text-properties officeooo:rsid="000fb6bb"/>
    </style:style>
    <style:style style:name="T7" style:family="text">
      <style:text-properties officeooo:rsid="0011ab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ning for Group I:</text:p>
      <text:p text:style-name="P1"/>
      <text:p text:style-name="P1">Maze Program Version: <text:span text:style-name="T1">4</text:span>.0</text:p>
      <text:p text:style-name="P1"/>
      <text:p text:style-name="P2">Our planning and meeting for version <text:span text:style-name="T1">four </text:span>of this project was focused around <text:span text:style-name="T1">selecting individual features to work with, and do a little communication in the process. Most work will be done in the GameWindow, MouseHandler, and Content classes. </text:span></text:p>
      <text:p text:style-name="P3"><text:span text:style-name="T1">MouseHandler will likely focus on flashing/tile rotation features, as they are direct results of a mouse event. Tile rotation will need to interact with the Content class, as it has already overridden the paintComponent() function, and can easily leverage Graphics2D functions such as rotate(). Flashing will be handled with a single function call that changes to background of an offending Tile to a different color, and back.</text:span></text:p>
      <text:p text:style-name="P4">The Content class will be slightly modified to allow access from both GameWindow and MouseHandler. This modification should be simple, likely one or two variables <text:span text:style-name="T2">associated with rotation</text:span> that can be changed from external stimuli.</text:p>
      <text:p text:style-name="P4">GameWindow will need to be modified to accommodate tile and rotation randomization at spawn time. This should require the use of one function that is called from setUp(). This function will need to load data structures with rotation and position information, so that they may be accessed when it comes time to reset.</text:p>
      <text:p text:style-name="P1"/>
      <text:p text:style-name="P1">Tiles: These objects are now primed for different types of data transfer, and allow for <text:span text:style-name="T4">multiple</text:span> stages of interactivity. We have solidified the type of JComponent that these objects will be, JLables that are hosted by JPanels, and will likely not step away from this. This is because these labels can easily be housed and manipulated within parent containers such a JPanels, without messing with the original constraints of the game board. <text:s/>In addition, the paintComponent and other graphic methods associated with Jlabels makes them prime candidates for future image upload and rotation, w<text:span text:style-name="T3">hich is something that has now been implemented successfully.</text:span></text:p>
      <text:p text:style-name="P1"/>
      <text:p text:style-name="P1">Game: <text:span text:style-name="T5">The main focus for this iteration, is to modify the way game pieces are rendered at startup. This should not require intense changes. We simply need to change the way objects are indexed at spawn time. </text:span>After researching GridBagLayout, we decided that this is the best layout manager to use for our game board setup. This will not be touched in terms of this iteration. Our understanding of how containers are manipulated by Layout Managers such as Border Layout and GridBagLayout was greatly increased through experimentation in the previous section. It is very likely, that at some point, components of the game board will need to be retrieved and manipulated in different classes, and as a result, getters have be established in the GameWindow class.</text:p>
      <text:p text:style-name="P1"/>
      <text:p text:style-name="P1">Buttons: These will be <text:span text:style-name="T6">yet again, </text:span>modified to support reset capabilities. <text:span text:style-name="T6">This time, they must trigger a series of actions that retrieve the original location/orientation of Content objects. These</text:span> will be modified later in the GameWindow class, as they will support actions such as starting a new game. Beyond this, they have been rendered and orientated correctly, and for the most part, serve their purposes well.</text:p>
      <text:p text:style-name="P1"/>
      <text:p text:style-name="P1">Sidebars: These have been subject to constant change. How they are colored, oriented, and what they should hold, has been a highly debated topic. We have settled on making these sidebars into translucent <text:s/>placeholders that serve as place to store J<text:span text:style-name="T7">L</text:span>abel puzzle pieces when not in use on the game bo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5:29:38.253524549</meta:creation-date>
    <dc:date>2020-04-16T15:43:01.237295201</dc:date>
    <meta:editing-duration>PT13M19S</meta:editing-duration>
    <meta:editing-cycles>9</meta:editing-cycles>
    <meta:generator>LibreOffice/5.2.7.2$Linux_X86_64 LibreOffice_project/20m0$Build-2</meta:generator>
    <meta:document-statistic meta:table-count="0" meta:image-count="0" meta:object-count="0" meta:page-count="1" meta:paragraph-count="10" meta:word-count="547" meta:character-count="3391" meta:non-whitespace-character-count="2850"/>
  </office:meta>
</office:document-meta>
</file>